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  <style:font-face style:name="sans-serif" svg:font-family="sans-serif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Arial" fo:font-size="14pt" fo:letter-spacing="normal" fo:font-style="normal" fo:font-weight="normal" officeooo:paragraph-rsid="0015e12b" style:font-size-asian="14pt" style:font-size-complex="14pt"/>
    </style:style>
    <style:style style:name="P2" style:family="paragraph" style:parent-style-name="Standard">
      <style:text-properties fo:font-size="22pt" officeooo:rsid="0015e12b" officeooo:paragraph-rsid="0015e12b" style:font-size-asian="19.25pt" style:font-size-complex="22pt"/>
    </style:style>
    <style:style style:name="P3" style:family="paragraph" style:parent-style-name="Standard">
      <style:text-properties style:font-name="Arial" fo:font-size="12pt" officeooo:paragraph-rsid="0015e12b" style:font-size-asian="12pt" style:font-size-complex="12pt"/>
    </style:style>
    <style:style style:name="P4" style:family="paragraph" style:parent-style-name="Standard">
      <style:text-properties style:font-name="Arial" fo:font-size="12pt" officeooo:rsid="0015e12b" officeooo:paragraph-rsid="0015e12b" style:font-size-asian="12pt" style:font-size-complex="12pt"/>
    </style:style>
    <style:style style:name="P5" style:family="paragraph" style:parent-style-name="Standard">
      <style:text-properties style:font-name="Arial" fo:font-size="12pt" officeooo:rsid="0015e12b" officeooo:paragraph-rsid="0015e12b" style:font-size-asian="10.5pt" style:font-size-complex="12pt"/>
    </style:style>
    <style:style style:name="P6" style:family="paragraph" style:parent-style-name="Standard">
      <style:text-properties style:font-name="Arial" fo:font-size="12pt" fo:font-weight="normal" officeooo:paragraph-rsid="0015e12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8pt" officeooo:rsid="0015e12b" officeooo:paragraph-rsid="0015e12b" style:font-size-asian="18pt" style:font-size-complex="18pt"/>
    </style:style>
    <style:style style:name="P8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T1" style:family="text">
      <style:text-properties officeooo:rsid="0015e12b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5e12b" style:font-size-asian="12pt" style:font-size-complex="12pt"/>
    </style:style>
    <style:style style:name="T4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sans-serif" fo:letter-spacing="normal" fo:font-style="normal" fo:font-weight="normal" officeooo:rsid="0015e12b"/>
    </style:style>
    <style:style style:name="T6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15e12b" style:font-size-asian="12pt" style:font-size-complex="12pt"/>
    </style:style>
    <style:style style:name="T7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5e12b" style:font-size-asian="12pt" style:font-size-complex="12pt"/>
    </style:style>
    <style:style style:name="T9" style:family="text"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T10" style:family="text">
      <style:text-properties fo:font-variant="normal" fo:text-transform="none" fo:color="#000000" loext:opacity="100%" style:font-name="Verdana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Verdana" fo:letter-spacing="normal" fo:font-style="normal" fo:font-weight="normal" officeooo:rsid="0015e12b"/>
    </style:style>
    <style:style style:name="T12" style:family="text">
      <style:text-properties fo:font-variant="normal" fo:text-transform="none" fo:color="#000000" loext:opacity="100%" style:font-name="Verdana" fo:letter-spacing="normal" fo:font-style="normal" fo:font-weight="bold"/>
    </style:style>
    <style:style style:name="T13" style:family="text"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Verdana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loext:opacity="100%" fo:letter-spacing="normal" fo:font-style="normal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15e12b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5" style:family="text">
      <style:text-properties fo:font-size="12pt" officeooo:rsid="0015e12b" style:font-size-asian="12pt" style:font-size-complex="12pt"/>
    </style:style>
    <style:style style:name="T26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ferencias entre HTML y XHTML.</text:p>
      <text:p text:style-name="P5"/>
      <text:p text:style-name="P3"><text:span text:style-name="T17">HTML y XHTML son las dos variantes que existen en el lenguaje HTML.</text:span><text:span text:style-name="T16">Las diferencias entre esas dos variantes son básicamente sintácticas: la sintaxis HTML está inspirada en la norma SGML,</text:span><text:span text:style-name="T17">mientras que la sintaxis XHTML está basada en la recomendación XML.</text:span><text:span text:style-name="T1"> </text:span></text:p>
      <text:p text:style-name="P3"/>
      <text:p text:style-name="P3"><text:span text:style-name="T16">En general, la sintaxis XHTML es más "estricta", en el sentido de imponer restricciones en la forma de escribir etiquetas, atributos o valores, mientras que la sintaxis HTML es más "flexible".</text:span> </text:p>
      <text:p text:style-name="P4"/>
      <text:p text:style-name="P3"><text:span text:style-name="T17">XHTML fue desarrollado para hacer HTML más extensible y flexible para trabajar con otros formatos de datos.</text:span><text:span text:style-name="T16">Además, los navegadores ignoran los errores en las páginas HTML e intentan mostrar el sitio web incluso si tiene algunos errores en el marcado.Entonces XHTML viene con un manejo de errores mucho más estricto. </text:span></text:p>
      <text:p text:style-name="P3"><text:span text:style-name="T16"/></text:p>
      <text:h text:style-name="P1" text:outline-level="2">Las diferencias más importantes de HTML</text:h>
      <text:list xml:id="list1992760153" text:style-name="L1">
        <text:list-item>
          <text:p text:style-name="P10"><text:span text:style-name="T21">&lt;!DOCTYPE&gt; es </text:span><text:span text:style-name="Strong_20_Emphasis"><text:span text:style-name="T21">obligatorio.</text:span></text:span></text:p>
        </text:list-item>
        <text:list-item>
          <text:p text:style-name="P10"><text:span text:style-name="T21">El atributo xmlns en &lt;html&gt; es </text:span><text:span text:style-name="Strong_20_Emphasis"><text:span text:style-name="T21">obligatorio.</text:span></text:span></text:p>
        </text:list-item>
        <text:list-item>
          <text:p text:style-name="P10"><text:span text:style-name="T21">&lt;html&gt;, &lt;head&gt;, &lt;title&gt; y &lt;body&gt; son </text:span><text:span text:style-name="Strong_20_Emphasis"><text:span text:style-name="T21">obligatorios</text:span></text:span></text:p>
        </text:list-item>
        <text:list-item>
          <text:p text:style-name="P8">Los elementos siempre deben estar correctamente anidados</text:p>
        </text:list-item>
        <text:list-item>
          <text:p text:style-name="P8">Los elementos siempre deben estar cerrados .</text:p>
        </text:list-item>
        <text:list-item>
          <text:p text:style-name="P8">Los elementos siempre deben estar en minúsculas.</text:p>
        </text:list-item>
        <text:list-item>
          <text:p text:style-name="P8">Los nombres de los atributos siempre deben estar en minúsculas.</text:p>
        </text:list-item>
        <text:list-item>
          <text:p text:style-name="P8">Los valores de los atributos siempre se deben citar.</text:p>
        </text:list-item>
        <text:list-item>
          <text:p text:style-name="P9">La minimización de atributos está prohibida.</text:p>
        </text:list-item>
      </text:list>
      <text:p text:style-name="P6"><text:span text:style-name="T15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13:29:48.133000000</dc:date>
    <meta:editing-duration>PT8M58S</meta:editing-duration>
    <meta:editing-cycles>1</meta:editing-cycles>
    <meta:document-statistic meta:table-count="0" meta:image-count="0" meta:object-count="0" meta:page-count="1" meta:paragraph-count="14" meta:word-count="204" meta:character-count="1267" meta:non-whitespace-character-count="1083"/>
    <meta:generator>LibreOffice/7.2.7.2$Windows_X86_64 LibreOffice_project/8d71d29d553c0f7dcbfa38fbfda25ee34cce99a2</meta:generator>
  </office:meta>
</office:document-meta>
</file>